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4000002616D11A6D9.png" manifest:media-type="image/png"/>
  <manifest:file-entry manifest:full-path="Pictures/1000000000000244000002634E8C0BC9.png" manifest:media-type="image/png"/>
  <manifest:file-entry manifest:full-path="Pictures/100000000000026A0000025DE2EEC61E.png" manifest:media-type="image/png"/>
  <manifest:file-entry manifest:full-path="Pictures/10000000000005080000021A68F7F3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c77c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592cm" svg:height="8.601cm" draw:z-index="0"><draw:image xlink:href="Pictures/10000000000005080000021A68F7F3DB.png" xlink:type="simple" xlink:show="embed" xlink:actuate="onLoad"/></draw:frame></text:p>
      <text:p text:style-name="Standard"/>
      <text:p text:style-name="P1"><draw:frame draw:style-name="fr2" draw:name="Image2" text:anchor-type="paragraph" svg:width="15.697cm" svg:height="15.367cm" draw:z-index="1"><draw:image xlink:href="Pictures/100000000000026A0000025DE2EEC61E.png" xlink:type="simple" xlink:show="embed" xlink:actuate="onLoad"/></draw:frame></text:p>
      <text:p text:style-name="P2"><draw:frame draw:style-name="fr2" draw:name="Image3" text:anchor-type="paragraph" svg:width="14.732cm" svg:height="15.519cm" draw:z-index="2"><draw:image xlink:href="Pictures/1000000000000244000002634E8C0BC9.png" xlink:type="simple" xlink:show="embed" xlink:actuate="onLoad"/></draw:frame></text:p>
      <text:p text:style-name="P2"><draw:frame draw:style-name="fr2" draw:name="Image4" text:anchor-type="paragraph" svg:width="13.919cm" svg:height="15.469cm" draw:z-index="3"><draw:image xlink:href="Pictures/1000000000000224000002616D11A6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1:30:21.638636387</meta:creation-date>
    <dc:date>2018-08-03T11:36:17.463700341</dc:date>
    <meta:editing-duration>P0D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4.2.8.2$Linux_X86_64 LibreOffice_project/420m0$Build-2</meta:generator>
  </office:meta>
</office:document-meta>
</file>